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DEUDOR CHAVEZ, AARON ROBERT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12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DEUDOR CHAVEZ, AARON ROBERT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3/12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2-03T15:14:5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